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1.041cm"/>
    </style:style>
    <style:style style:name="Tabla1.B" style:family="table-column">
      <style:table-column-properties style:column-width="1.856cm"/>
    </style:style>
    <style:style style:name="Tabla1.C" style:family="table-column">
      <style:table-column-properties style:column-width="9.758cm"/>
    </style:style>
    <style:style style:name="Tabla1.D" style:family="table-column">
      <style:table-column-properties style:column-width="4.346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cm" fo:margin-bottom="0cm"/>
    </style:style>
    <style:style style:name="P4" style:family="paragraph" style:parent-style-name="Text_20_body" style:list-style-name="L2">
      <style:paragraph-properties fo:margin-top="0cm" fo:margin-bottom="0cm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IONEROS (ANTIGRAVITY)</text:p>
      <text:p text:style-name="Standard"/>
      <text:h text:style-name="Heading_20_3" text:outline-level="3">Estrategia completa lista para disparar:</text:h>
      <text:list xml:id="list9028074419194116219" text:style-name="L1">
        <text:list-item>
          <text:p text:style-name="P3"><text:span text:style-name="Strong_20_Emphasis">Video Teaser</text:span>: Graba y publica lo que comentamos (crea la expectativa).</text:p>
        </text:list-item>
        <text:list-item>
          <text:p text:style-name="P3"><text:span text:style-name="Strong_20_Emphasis">Email 1</text:span>: Envía la reconexión (sin link de baja manual, diseño limpio).</text:p>
        </text:list-item>
        <text:list-item>
          <text:p text:style-name="P1"><text:span text:style-name="Strong_20_Emphasis">Email 2</text:span>: Al día siguiente, envía el de acceso con el link de la promo blindada.</text:p>
        </text:list-item>
      </text:list>
      <text:p text:style-name="Text_20_body">Todo el contenido social para la semana también está listo en tus borradores de Meta. ¡Es un plan sólido para rescatar a esos 939 leads!</text:p>
      <text:p text:style-name="Standard"/>
      <text:h text:style-name="Heading_20_3" text:outline-level="3">?￯ﾸﾏ Plan de Lanzamiento "Pioneros" (7 días)</text:h>
      <text:p text:style-name="Text_20_body">Usaremos el <text:span text:style-name="Strong_20_Emphasis">ORB Framework</text:span> para re-enganchar a esos 939 leads que se quedaron "fríos" hace un año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header-rows>
          <table:table-row>
            <table:table-cell table:style-name="Tabla1.A1" office:value-type="string">
              <text:p text:style-name="Table_20_Heading">Día</text:p>
            </table:table-cell>
            <table:table-cell table:style-name="Tabla1.A1" office:value-type="string">
              <text:p text:style-name="Table_20_Heading">Canal</text:p>
            </table:table-cell>
            <table:table-cell table:style-name="Tabla1.A1" office:value-type="string">
              <text:p text:style-name="Table_20_Heading">Acción</text:p>
            </table:table-cell>
            <table:table-cell table:style-name="Tabla1.A1" office:value-type="string">
              <text:p text:style-name="Table_20_Heading">Objetivo Psicológico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trong_20_Emphasis">Día 1</text:span></text:p>
          </table:table-cell>
          <table:table-cell table:style-name="Tabla1.A1" office:value-type="string">
            <text:p text:style-name="Table_20_Contents">Instagram</text:p>
          </table:table-cell>
          <table:table-cell table:style-name="Tabla1.A1" office:value-type="string">
            <text:p text:style-name="Table_20_Contents"><text:span text:style-name="Strong_20_Emphasis">Video Teaser</text:span>: "Buscamos Pioneros".</text:p>
          </table:table-cell>
          <table:table-cell table:style-name="Tabla1.A1" office:value-type="string">
            <text:p text:style-name="Table_20_Contents">Curiosidad + Bucle Abierto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Día 2</text:span></text:p>
          </table:table-cell>
          <table:table-cell table:style-name="Tabla1.A1" office:value-type="string">
            <text:p text:style-name="Table_20_Contents">Email</text:p>
          </table:table-cell>
          <table:table-cell table:style-name="Tabla1.A1" office:value-type="string">
            <text:p text:style-name="Table_20_Contents"><text:span text:style-name="Strong_20_Emphasis">Email 1: La Re-conexión</text:span>. "¿Te acuerdas de aquel webinar? He creado algo mejor".</text:p>
          </table:table-cell>
          <table:table-cell table:style-name="Tabla1.A1" office:value-type="string">
            <text:p text:style-name="Table_20_Contents">Reciprocidad + Novedad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Día 3</text:span></text:p>
          </table:table-cell>
          <table:table-cell table:style-name="Tabla1.A1" office:value-type="string">
            <text:p text:style-name="Table_20_Contents">Email</text:p>
          </table:table-cell>
          <table:table-cell table:style-name="Tabla1.A1" office:value-type="string">
            <text:p text:style-name="Table_20_Contents"><text:span text:style-name="Strong_20_Emphasis">Email 2: El Beneficio</text:span>. "Cómo mi Mentor-IA resuelve tu bloqueo emocional 24/7".</text:p>
          </table:table-cell>
          <table:table-cell table:style-name="Tabla1.A1" office:value-type="string">
            <text:p text:style-name="Table_20_Contents">Valor (Jobs to be Done)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Día 4</text:span></text:p>
          </table:table-cell>
          <table:table-cell table:style-name="Tabla1.A1" office:value-type="string">
            <text:p text:style-name="Table_20_Contents">Instagram</text:p>
          </table:table-cell>
          <table:table-cell table:style-name="Tabla1.A1" office:value-type="string">
            <text:p text:style-name="Table_20_Contents"><text:span text:style-name="Strong_20_Emphasis">Story/Reel</text:span>: Demo rápida de la App (lo visual "vende" la realidad).</text:p>
          </table:table-cell>
          <table:table-cell table:style-name="Tabla1.A1" office:value-type="string">
            <text:p text:style-name="Table_20_Contents">Prueba Social + Facilidad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Día 5</text:span></text:p>
          </table:table-cell>
          <table:table-cell table:style-name="Tabla1.A1" office:value-type="string">
            <text:p text:style-name="Table_20_Contents">Email</text:p>
          </table:table-cell>
          <table:table-cell table:style-name="Tabla1.A1" office:value-type="string">
            <text:p text:style-name="Table_20_Contents"><text:span text:style-name="Strong_20_Emphasis">Email 3: La Oportunidad</text:span>. "Solo para los primeros: El precio que nunca volverá".</text:p>
          </table:table-cell>
          <table:table-cell table:style-name="Tabla1.A1" office:value-type="string">
            <text:p text:style-name="Table_20_Contents">Escasez + Estatus de Pionero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Día 6</text:span></text:p>
          </table:table-cell>
          <table:table-cell table:style-name="Tabla1.A1" office:value-type="string">
            <text:p text:style-name="Table_20_Contents">Email</text:p>
          </table:table-cell>
          <table:table-cell table:style-name="Tabla1.A1" office:value-type="string">
            <text:p text:style-name="Table_20_Contents"><text:span text:style-name="Strong_20_Emphasis">Email 4: FAQ</text:span>. Responde a la duda de "¿Servirá para mi voz?".</text:p>
          </table:table-cell>
          <table:table-cell table:style-name="Tabla1.A1" office:value-type="string">
            <text:p text:style-name="Table_20_Contents">Eliminar Fricción.</text:p>
          </table:table-cell>
        </table:table-row>
        <table:table-row>
          <table:table-cell table:style-name="Tabla1.A1" office:value-type="string">
            <text:p text:style-name="Table_20_Contents"><text:span text:style-name="Strong_20_Emphasis">Día 7</text:span></text:p>
          </table:table-cell>
          <table:table-cell table:style-name="Tabla1.A1" office:value-type="string">
            <text:p text:style-name="Table_20_Contents">Email+IG</text:p>
          </table:table-cell>
          <table:table-cell table:style-name="Tabla1.A1" office:value-type="string">
            <text:p text:style-name="Table_20_Contents"><text:span text:style-name="Strong_20_Emphasis">Email Final: Cierre de fase Pioneros</text:span>. "Últimas horas para ser pionero".</text:p>
          </table:table-cell>
          <table:table-cell table:style-name="Tabla1.A1" office:value-type="string">
            <text:p text:style-name="Table_20_Contents">Urgencia + Miedo a la pérdida.</text:p>
          </table:table-cell>
        </table:table-row>
      </table:table>
      <text:p text:style-name="Text_20_body"><text:line-break/></text:p>
      <text:p text:style-name="Standard"/>
      <text:h text:style-name="Heading_20_3" text:outline-level="3">1. ? Guion para el Video de Instagram (Teaser)</text:h>
      <text:p text:style-name="Text_20_body"><text:span text:style-name="Strong_20_Emphasis">Formato</text:span>: Reel o Story de 15-30 segundos. <text:span text:style-name="Strong_20_Emphasis">Encuadre</text:span>: Primer plano, fondo cálido/música suave de piano de fondo.</text:p>
      <text:list xml:id="list8291558849420040026" text:style-name="L2">
        <text:list-item>
          <text:p text:style-name="P4"><text:span text:style-name="Strong_20_Emphasis">(0-5s)</text:span>: "Hace un año, muchos de vosotros os acercasteis a un webinar buscando liberar vuestra voz a través de las emociones. Os escuché, y supe que necesitabais algo más que una charla."</text:p>
        </text:list-item>
        <text:list-item>
          <text:p text:style-name="P4"><text:span text:style-name="Strong_20_Emphasis">(5-15s)</text:span>: "He pasado este tiempo trabajando en silencio, volcando mis 30 años de experiencia en una tecnología que os acompañe 24/7. No es solo técnica vocal, es conciencia pura."</text:p>
        </text:list-item>
        <text:list-item>
          <text:p text:style-name="P2"><text:span text:style-name="Strong_20_Emphasis">(15-30s)</text:span>: "Mañana voy a abrir una invitación muy exclusiva para un pequeño grupo de <text:span text:style-name="Strong_20_Emphasis">Pioneros</text:span>. Revisad vuestro email, porque solo los que se atrevan a dar este primer paso podrán estrenar lo que he creado con tanto mimo. Nos vemos mañana."</text:p>
        </text:list-item>
      </text:list>
      <text:h text:style-name="Heading_20_3" text:outline-level="3"><text:soft-page-break/>2. ? Email 1: La Re-conexión (Segmento 939 leads)</text:h>
      <text:p text:style-name="Text_20_body"><text:span text:style-name="Strong_20_Emphasis">Asunto sugerido</text:span>: [Nombre], te debía una respuesta (y el camino ha sido increíble) <text:span text:style-name="Strong_20_Emphasis">Preheader</text:span>: Ha pasado un año desde aquel webinar y tengo algo para ti...</text:p>
      <text:p text:style-name="Text_20_body">Hola, <text:span text:style-name="Strong_20_Emphasis">[Nombre]</text:span>:</text:p>
      <text:p text:style-name="Text_20_body">Te escribo porque hace aproximadamente un año mostraste interés en liberar tu voz a través del trabajo emocional. En aquel momento nos cruzamos en un webinar, y quizás agendaste una llamada o quizás el día a día hizo que nos perdiéramos la pista.</text:p>
      <text:p text:style-name="Text_20_body">Pero no me olvidé de ti.</text:p>
      <text:p text:style-name="Text_20_body">De hecho, aquel interés vuestro fue el motor que me hizo parar y pensar: <text:span text:style-name="Emphasis">"¿Cómo puedo estar ahí </text:span><text:span text:style-name="Emphasis">para ellos no solo en una sesión, sino cada vez que sientan esa fatiga en la garganta o ese bloqueo antes de una presentación o un concierto?"</text:span>.</text:p>
      <text:p text:style-name="Text_20_body">He pasado estos últimos 12 meses volcando todo lo que sé en una tecnología que te acompaña 24/7: <text:span text:style-name="Strong_20_Emphasis">Mi Mentor-IA de Despierta tu Voz</text:span>.</text:p>
      <text:p text:style-name="Text_20_body">No es un curso. No es una app más de ejercicios. Es un espacio donde puedes trabajar tu voz, tus miedos y tu técnica vocal en el momento exacto en que lo necesitas.</text:p>
      <text:p text:style-name="Text_20_body"><text:span text:style-name="Strong_20_Emphasis">Mañana voy a abrir el acceso a los primeros "Miembros Pioneros"</text:span>.</text:p>
      <text:p text:style-name="Text_20_body">Quiero que seas parte de esta primera comunidad de valientes que van a transformar su comunicación con esta herramienta. Mañana te enviaré los detalles y un acceso que nunca volverá a repetirse.</text:p>
      <text:p text:style-name="Text_20_body">Hoy solo quería decirte: <text:span text:style-name="Strong_20_Emphasis">gracias por esperar</text:span>. El camino ha valido la pena.</text:p>
      <text:p text:style-name="Text_20_body">Atento a tu bandeja de entrada mañana,</text:p>
      <text:p text:style-name="Text_20_body"><text:span text:style-name="Strong_20_Emphasis">Fernando Martínez Llarena</text:span> <text:span text:style-name="Emphasis">Despierta tu Voz</text:span></text:p>
      <text:p text:style-name="Standard">(ANTIGRAVIT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rnando Martínez</meta:initial-creator>
    <meta:creation-date>2026-02-03T13:41:19.17</meta:creation-date>
    <dc:date>2026-02-12T13:44:43.02</dc:date>
    <dc:creator>Fernando Martínez</dc:creator>
    <meta:editing-duration>PT3H12M33S</meta:editing-duration>
    <meta:editing-cycles>4</meta:editing-cycles>
    <meta:generator>OpenOffice/4.1.15$Win32 OpenOffice.org_project/4115m2$Build-9813</meta:generator>
    <meta:document-statistic meta:table-count="1" meta:image-count="0" meta:object-count="0" meta:page-count="2" meta:paragraph-count="60" meta:word-count="621" meta:character-count="3529"/>
  </office:meta>
</office:document-meta>
</file>